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26C00000328A16DA30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 style:family="graphic" style:parent-style-name="standard">
      <style:graphic-properties draw:stroke="none" draw:fill="none" fo:min-height="1.656cm"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42cm" fo:margin-bottom="0.35cm" fo:line-height="150%" fo:text-align="center" fo:text-indent="0cm"/>
      <style:text-properties fo:font-size="36pt" style:font-size-asian="36pt" style:font-size-complex="36pt"/>
    </style:style>
    <style:style style:name="P10"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36pt" style:font-size-asian="36pt" style:font-size-complex="36pt"/>
    </style:style>
    <style:style style:name="P11" style:family="paragraph">
      <loext:graphic-properties draw:fill="none"/>
    </style:style>
    <style:style style:name="P12"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font-size="36pt" style:font-size-asian="36pt" style:font-size-complex="36pt"/>
    </style:style>
    <style:style style:name="P13"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style:font-size-asian="32pt"/>
    </style:style>
    <style:style style:name="P14"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font-size-asian="32pt"/>
    </style:style>
    <style:style style:name="P15" style:family="paragraph">
      <style:paragraph-properties fo:margin-left="0cm" fo:margin-right="0cm" fo:margin-top="0.42cm" fo:margin-bottom="0.35cm" fo:line-height="150%" fo:text-align="center" fo:text-indent="0cm"/>
      <style:text-properties fo:font-size="10pt" style:font-size-asian="10pt" style:font-size-complex="10pt"/>
    </style:style>
    <style:style style:name="P16"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font-size="10pt" style:font-size-asian="10pt" style:font-size-complex="10pt"/>
    </style:style>
    <style:style style:name="P17" style:family="paragraph">
      <style:paragraph-properties fo:margin-left="0cm" fo:margin-right="0cm" fo:margin-top="0.42cm" fo:margin-bottom="0.35cm" fo:line-height="150%" fo:text-align="start" fo:text-indent="0cm"/>
      <style:text-properties fo:font-size="10pt" style:font-size-asian="10pt" style:font-size-complex="10pt"/>
    </style:style>
    <style:style style:name="P18"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0pt" style:font-size-asian="10pt" style:font-size-complex="10pt"/>
    </style:style>
    <style:style style:name="P19"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10" style:family="text">
      <style:text-properties fo:font-size="42pt" style:font-size-asian="42pt" style:font-size-complex="42pt"/>
    </style:style>
    <style:style style:name="T11" style:family="text">
      <style:text-properties fo:font-variant="normal" fo:text-transform="none" fo:color="#2f2f2f" loext:opacity="100%" style:text-outline="false" style:text-line-through-style="none" style:text-line-through-type="none" style:text-position="0% 100%" style:font-name="Segoe UI Black" fo:font-size="48pt" fo:letter-spacing="normal" fo:language="en" fo:country="US"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1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7.409cm" svg:x="1.996cm" svg:y="5.871cm" presentation:class="title" presentation:user-transformed="true">
          <draw:text-box>
            <text:p text:style-name="P3"><text:span text:style-name="T4">基础篇：毕业</text:span><text:span text:style-name="T4"><text:line-break/></text:span><text:span text:style-name="T4"><text:line-break/></text:span><text:span text:style-name="T4">手动接入</text:span><text:span text:style-name="T4">DeepSeek</text:span><text:span text:style-name="T4">大模型</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2" draw:style-name="gr4" draw:text-style-name="P10" draw:layer="layout" svg:width="26.858cm" svg:height="3.598cm" svg:x="3.615cm" svg:y="7.402cm">
          <text:p text:style-name="P9"><text:span text:style-name="T9">👉 获取</text:span><text:span text:style-name="T9">DeepSeek API_Ke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1" draw:layer="layout" svg:width="19.763cm" svg:height="1.906cm" svg:x="7.886cm" svg:y="11.391cm">
          <draw:text-box>
            <text:p><text:span text:style-name="T10">https://www.deepseek.com/</text:span></text:p>
          </draw:text-box>
        </draw:fram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 draw:style-name="gr6" draw:text-style-name="P12" draw:layer="layout" svg:width="26.858cm" svg:height="3.598cm" svg:x="3.642cm" svg:y="7.938cm">
          <text:p text:style-name="P9"><text:span text:style-name="T9">👉 步骤：新建</text:span><text:span text:style-name="T9">WebApi</text:span><text:span text:style-name="T9">项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Agenda_2c__20_6_20_items_5f_">
        <office:forms form:automatic-focus="false" form:apply-design-mode="false"/>
        <draw:frame draw:name="PlaceHolder 17"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0" draw:style-name="gr7" draw:text-style-name="P12" draw:layer="layout" svg:width="26.858cm" svg:height="3.598cm" svg:x="3.642cm" svg:y="7.938cm">
          <text:p text:style-name="P9"><text:span text:style-name="T9">👉 步骤：配置控制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7"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7" draw:style-name="gr8" draw:text-style-name="P12" draw:layer="layout" svg:width="26.858cm" svg:height="3.598cm" svg:x="3.642cm" svg:y="7.938cm">
          <text:p text:style-name="P9"><text:span text:style-name="T9">👉 步骤：新建</text:span><text:span text:style-name="T9">Request <text:s/>Model</text:span><text:span text:style-name="T9">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19"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0" presentation:style-name="pr5" draw:text-style-name="P14" draw:layer="layout" svg:width="13.173cm" svg:height="1.021cm" svg:x="19.875cm" svg:y="17.722cm" presentation:class="subtitle" presentation:user-transformed="true">
          <draw:text-box>
            <text:p text:style-name="P13"><text:span text:style-name="T5">🚀 🚀 </text:span><text:span text:style-name="T6"><text:s/></text:span><text:span text:style-name="T7">深入理解</text:span><text:span text:style-name="T7">.NET</text:span><text:span text:style-name="T7">平台通讯技术</text:span></text:p>
          </draw:text-box>
        </draw:frame>
        <draw:custom-shape draw:name="文本框 3" draw:style-name="gr9" draw:text-style-name="P12" draw:layer="layout" svg:width="26.858cm" svg:height="3.598cm" svg:x="3.642cm" svg:y="7.938cm">
          <text:p text:style-name="P9"><text:span text:style-name="T9">👉 步骤：接入</text:span><text:span text:style-name="T9">IHttpClientFa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Agenda_2c__20_6_20_items_5f_">
        <office:forms form:automatic-focus="false" form:apply-design-mode="false"/>
        <draw:frame draw:name="PlaceHolder 9"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0" presentation:style-name="pr5" draw:text-style-name="P14" draw:layer="layout" svg:width="13.173cm" svg:height="1.021cm" svg:x="19.875cm" svg:y="17.722cm" presentation:class="subtitle" presentation:user-transformed="true">
          <draw:text-box>
            <text:p text:style-name="P13"><text:span text:style-name="T5">🚀 🚀 </text:span><text:span text:style-name="T6"><text:s/></text:span><text:span text:style-name="T7">深入理解</text:span><text:span text:style-name="T7">.NET</text:span><text:span text:style-name="T7">平台通讯技术</text:span></text:p>
          </draw:text-box>
        </draw:frame>
        <draw:custom-shape draw:name="文本框 6" draw:style-name="gr10" draw:text-style-name="P12" draw:layer="layout" svg:width="26.858cm" svg:height="3.598cm" svg:x="3.642cm" svg:y="7.938cm">
          <text:p text:style-name="P9"><text:span text:style-name="T9">👉 步骤：完成类型客户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Agenda_2c__20_6_20_items_5f_">
        <office:forms form:automatic-focus="false" form:apply-design-mode="false"/>
        <draw:frame draw:name="PlaceHolder 15"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9" draw:style-name="gr11" draw:text-style-name="P12" draw:layer="layout" svg:width="26.858cm" svg:height="3.598cm" svg:x="3.642cm" svg:y="7.938cm">
          <text:p text:style-name="P9"><text:span text:style-name="T9">👉 步骤：新建</text:span><text:span text:style-name="T9">Chat</text:span><text:span text:style-name="T9">控制器提供服务</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genda_2c__20_6_20_items_5f_">
        <office:forms form:automatic-focus="false" form:apply-design-mode="false"/>
        <draw:frame draw:name="PlaceHolder 21"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1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 draw:style-name="gr12" draw:text-style-name="P16" draw:layer="layout" svg:width="26.858cm" svg:height="3.598cm" svg:x="3.642cm" svg:y="7.938cm">
          <text:p text:style-name="P15"><text:span text:style-name="T9">👉 步骤：完成接入</text:span><text:span text:style-name="T9">DeepSeek</text:span><text:span text:style-name="T9">代码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Agenda_2c__20_6_20_items_5f_">
        <office:forms form:automatic-focus="false" form:apply-design-mode="false"/>
        <draw:frame draw:name="PlaceHolder 23"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1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1" draw:style-name="gr13" draw:text-style-name="P16" draw:layer="layout" svg:width="26.858cm" svg:height="3.598cm" svg:x="3.642cm" svg:y="7.938cm">
          <text:p text:style-name="P15"><text:span text:style-name="T9">👉 步骤：测试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Agenda_2c__20_6_20_items_5f_">
        <office:forms form:automatic-focus="false" form:apply-design-mode="false"/>
        <draw:frame draw:name="PlaceHolder 13" presentation:style-name="pr4" draw:text-style-name="P7" draw:layer="layout" svg:width="29.179cm" svg:height="3.143cm" svg:x="2.344cm" svg:y="2.463cm" presentation:class="title" presentation:user-transformed="true">
          <draw:text-box>
            <text:p text:style-name="P3"><text:span text:style-name="T8">🚀 </text:span><text:span text:style-name="T11">拓展</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8" draw:style-name="gr14" draw:text-style-name="P18" draw:layer="layout" svg:width="26.858cm" svg:height="3.598cm" svg:x="4.098cm" svg:y="6.25cm">
          <text:p text:style-name="P17"><text:span text:style-name="T9">👉 微软技术栈中接入</text:span><text:span text:style-name="T9">LLM</text:span><text:span text:style-name="T9">大模型有更好的解决方案</text:span><text:span text:style-name="T9">: Semantic Kernel ,</text:span><text:span text:style-name="T9">后面我们会推出微软的</text:span><text:span text:style-name="T9">AI</text:span><text:span text:style-name="T9">解决方案</text:span><text:span text:style-name="T9">Semantic Kernel</text:span><text:span text:style-name="T9">的实战课</text:span><text:span text:style-name="T9">,</text:span><text:span text:style-name="T9">敬请大家等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19"><text:span text:style-name="T12">Thank You</text:span></text:p>
          </draw:text-box>
        </draw:frame>
        <draw:frame draw:name="Picture Placeholder 4" draw:style-name="gr15"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13"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29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3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24cm 2.943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202cm" svg:y="5.7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9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3cm 2.943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2cm" svg:y="5.7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29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42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1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7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1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1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7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2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7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26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22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45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3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3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2cm" svg:y="5.7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9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2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9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3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3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2cm" svg:y="5.7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9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3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3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2cm" svg:y="5.7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9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7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2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23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2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0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1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7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1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1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2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Photo_20_3" style:display-name="Title, Photo 3" style:page-layout-name="PM1" draw:style-name="Mdp1">
      <office:forms form:automatic-focus="false" form:apply-design-mode="false"/>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0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2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0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office:forms form:automatic-focus="false" form:apply-design-mode="false"/>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2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2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0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66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2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9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1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7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1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1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2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Agenda_2c__20_6_20_items_5f_" style:display-name="Agenda, 6 items_" style:page-layout-name="PM1" draw:style-name="Mdp1">
      <office:forms form:automatic-focus="false" form:apply-design-mode="false"/>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office:forms form:automatic-focus="false" form:apply-design-mode="false"/>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08T02:39:42.863367100</dc:date>
    <meta:editing-cycles>330</meta:editing-cycles>
    <dc:title>.NET软件开发工程师AI进化课</dc:title>
    <meta:editing-duration>P1DT14H32M53S</meta:editing-duration>
    <meta:generator>LibreOffice/25.2.4.3$Windows_X86_64 LibreOffice_project/33e196637044ead23f5c3226cde09b47731f7e27</meta:generator>
    <meta:document-statistic meta:object-count="1192"/>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